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dda7" officeooo:paragraph-rsid="0016dda7"/>
    </style:style>
    <style:style style:name="P2" style:family="paragraph" style:parent-style-name="Standard">
      <style:paragraph-properties fo:text-align="start" style:justify-single-word="false"/>
      <style:text-properties officeooo:rsid="0016dda7" officeooo:paragraph-rsid="0016dda7"/>
    </style:style>
    <style:style style:name="P3" style:family="paragraph" style:parent-style-name="Standard">
      <style:text-properties officeooo:rsid="00188dba" officeooo:paragraph-rsid="00188dba"/>
    </style:style>
    <style:style style:name="P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6dda7" officeooo:paragraph-rsid="0016dda7"/>
    </style:style>
    <style:style style:name="P5" style:family="paragraph" style:parent-style-name="Header">
      <style:paragraph-properties fo:text-align="end" style:justify-single-word="false"/>
      <style:text-properties officeooo:rsid="0016dda7" officeooo:paragraph-rsid="0016dda7"/>
    </style:style>
    <style:style style:name="P6" style:family="paragraph" style:parent-style-name="Header">
      <style:paragraph-properties fo:text-align="center" style:justify-single-word="false"/>
      <style:text-properties officeooo:rsid="0016dda7" officeooo:paragraph-rsid="0016dda7"/>
    </style:style>
    <style:style style:name="T1" style:family="text">
      <style:text-properties officeooo:rsid="00188d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/text:p>
      <text:p text:style-name="P1"/>
      <text:p text:style-name="P1">PRELAB:</text:p>
      <text:p text:style-name="P1"/>
      <text:p text:style-name="P1">1. q is changing and the read is happening at the rising edge of the clock.</text:p>
      <text:p text:style-name="P1"/>
      <text:p text:style-name="P1">2. When wren and clock are high, data is being written.</text:p>
      <text:p text:style-name="P1"/>
      <text:p text:style-name="P1">3. On the rising edge, q gets the value of data. The actual write is happening on the falling edge of the clock.</text:p>
      <text:p text:style-name="P1"/>
      <text:p text:style-name="P1">4. Byteena selects the values from the data and puts only those specific values into memory.</text:p>
      <text:p text:style-name="P4"/>
      <text:p text:style-name="P1"/>
      <text:p text:style-name="P1">REPORT:</text:p>
      <text:p text:style-name="P1"/>
      <text:p text:style-name="P1">1 a. MIPS instructions that need to be signed extended are :</text:p>
      <text:p text:style-name="P1"/>
      <text:p text:style-name="P1"><text:tab/>ADDI</text:p>
      <text:p text:style-name="P1"><text:tab/>LDW</text:p>
      <text:p text:style-name="P1"><text:tab/>SW </text:p>
      <text:p text:style-name="P1"><text:tab/>ANDI</text:p>
      <text:p text:style-name="P1"><text:tab/>SLTI</text:p>
      <text:p text:style-name="P1"><text:tab/>Lb</text:p>
      <text:p text:style-name="P1"/>
      <text:p text:style-name="P1">b) The different extender components required by MIPS are Sign Extender and Unsigned Extender</text:p>
      <text:p text:style-name="P1"><text:s text:c="4"/><text:span text:style-name="T1">(screen shots are attached separately as they weren't clear here)</text:span></text:p>
      <text:p text:style-name="P1"/>
      <text:p text:style-name="P3">2.b) Description of ports:</text:p>
      <text:p text:style-name="P3"/>
      <text:p text:style-name="P3">Address-The location in memory we want to read or write.</text:p>
      <text:p text:style-name="P3">Byteena- This port enables the 4 bytes at the memory address individually. Hence we are able to write commands like write byte or write half word.</text:p>
      <text:p text:style-name="P3">clock-standard clock</text:p>
      <text:p text:style-name="P3">data-32 bit value that we will be writing to the memory</text:p>
      <text:p text:style-name="P3">wren-write enable</text:p>
      <text:p text:style-name="P3">q-output</text:p>
      <text:p text:style-name="P3"/>
      <text:p text:style-name="P3"/>
      <text:p text:style-name="P3">d) In this, the memory address are loaded first and then when the byteena is all '1's and the clock is high, the addresses are written back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6dda7" officeooo:paragraph-rsid="0016dda7"/>
    </style:style>
    <style:style style:name="MP2" style:family="paragraph" style:parent-style-name="Header">
      <style:paragraph-properties fo:text-align="center" style:justify-single-word="false"/>
      <style:text-properties officeooo:rsid="0016dda7" officeooo:paragraph-rsid="0016dda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uparni Agnihotri</text:p>
        <text:p text:style-name="MP1">Section J</text:p>
        <text:p text:style-name="MP2">LAB 04 REPO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uparni student</meta:initial-creator>
    <meta:creation-date>2016-09-27T10:26:58.737891574</meta:creation-date>
    <dc:date>2016-09-27T10:51:20.615964427</dc:date>
    <dc:creator>Souparni student</dc:creator>
    <meta:editing-duration>PT9M11S</meta:editing-duration>
    <meta:editing-cycles>1</meta:editing-cycles>
    <meta:document-statistic meta:table-count="0" meta:image-count="0" meta:object-count="0" meta:page-count="1" meta:paragraph-count="27" meta:word-count="200" meta:character-count="1105" meta:non-whitespace-character-count="919"/>
    <meta:generator>LibreOffice/4.3.7.2$Linux_X86_64 LibreOffice_project/430$Build-2</meta:generator>
  </office:meta>
</office:document-meta>
</file>